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80b" officeooo:paragraph-rsid="000a680b"/>
    </style:style>
    <style:style style:name="P2" style:family="paragraph" style:parent-style-name="Standard">
      <style:text-properties officeooo:rsid="000a680b" officeooo:paragraph-rsid="000b14a9"/>
    </style:style>
    <style:style style:name="P3" style:family="paragraph" style:parent-style-name="Standard">
      <style:text-properties officeooo:rsid="000b14a9" officeooo:paragraph-rsid="000cad03"/>
    </style:style>
    <style:style style:name="T1" style:family="text">
      <style:text-properties officeooo:rsid="000bf8c3"/>
    </style:style>
    <style:style style:name="T2" style:family="text">
      <style:text-properties officeooo:rsid="000cad03"/>
    </style:style>
    <style:style style:name="T3" style:family="text">
      <style:text-properties officeooo:rsid="000e87e6"/>
    </style:style>
    <style:style style:name="T4" style:family="text">
      <style:text-properties officeooo:rsid="000f6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d Concurrency mit Java 20 (Project Loom)</text:p>
      <text:p text:style-name="P1"/>
      <text:p text:style-name="P3">Unter dem Codenamen ‚Project Loom‘ wird seit Jahren an einer besseren Unterstützung für nebenläufige Anwendungen auf der JVM gearbeitet. <text:span text:style-name="T1">Das bekannteste Ergebnis </text:span><text:span text:style-name="T4">dieser</text:span><text:span text:style-name="T1"> Bemühungen sind die virtuellen Threads, die seit Java 19 verfügbar sind. Tatsächlich sind aber noch weitere Konstrukte, wie die structured Concurrency hinzugekommen. </text:span><text:span text:style-name="T4">Diese</text:span><text:span text:style-name="T1"> könnte das Potential haben, die Entwicklung nebenläufige</text:span><text:span text:style-name="T4">r</text:span><text:span text:style-name="T1"> Programme auf einen Stand zu heben, der mit dem Übergang von Goto-Logik zu strukturierter Programmierung vergleichbar ist. </text:span><text:span text:style-name="T4">Die</text:span><text:span text:style-name="T1"> Kombination von </text:span><text:span text:style-name="T2">v</text:span><text:span text:style-name="T1">irt</text:span><text:span text:style-name="T2">ual</text:span><text:span text:style-name="T1"> Threads, structured Concurrency und scoped Values </text:span><text:span text:style-name="T2">können den Datendurchsatz einer Anwendung bis auf die Grenzen der Hardware ausreizen. </text:span><text:span text:style-name="T3">Das geht sogar sehr einfach, intuitiv und mit wenig Boilerplate-Code. </text:span><text:span text:style-name="T2">Wie das geht erfahren Sie in der Goldschmiede am 31.03.2023 mit Hans Jörg Heßman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08:07.136152080</meta:creation-date>
    <meta:generator>LibreOffice/7.3.7.2$Linux_X86_64 LibreOffice_project/30$Build-2</meta:generator>
    <dc:date>2023-03-07T15:53:24.375052817</dc:date>
    <meta:editing-duration>PT13M23S</meta:editing-duration>
    <meta:editing-cycles>3</meta:editing-cycles>
    <meta:document-statistic meta:table-count="0" meta:image-count="0" meta:object-count="0" meta:page-count="1" meta:paragraph-count="2" meta:word-count="123" meta:character-count="887" meta:non-whitespace-character-count="766"/>
  </office:meta>
</office:document-meta>
</file>